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3.397cm" fo:min-width="5.137cm"/>
    </style:style>
    <style:style style:name="gr2" style:family="graphic" style:parent-style-name="standard">
      <style:graphic-properties draw:stroke="none" svg:stroke-color="#000000" draw:fill="none" draw:fill-color="#ffffff" fo:min-height="0.936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5cm" fo:min-width="0cm"/>
    </style:style>
    <style:style style:name="gr5" style:family="graphic" style:parent-style-name="standard">
      <style:graphic-properties draw:stroke="none" svg:stroke-color="#000000" draw:fill="none" draw:fill-color="#ffffff" fo:min-height="0.482cm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2.845cm" fo:min-width="3.479cm"/>
    </style:style>
    <style:style style:name="gr7" style:family="graphic" style:parent-style-name="standard">
      <style:graphic-properties draw:stroke="none" svg:stroke-color="#000000" draw:fill="none" draw:fill-color="#ffffff" fo:min-height="0.524cm"/>
    </style:style>
    <style:style style:name="gr8" style:family="graphic" style:parent-style-name="standard">
      <style:graphic-properties draw:textarea-horizontal-align="justify" draw:textarea-vertical-align="middle" draw:auto-grow-height="false" fo:min-height="2.251cm" fo:min-width="2.001cm"/>
    </style:style>
    <style:style style:name="gr9" style:family="graphic" style:parent-style-name="standard">
      <style:graphic-properties draw:marker-start=""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2cm"/>
    </style:style>
    <style:style style:name="gr11" style:family="graphic" style:parent-style-name="standard">
      <style:graphic-properties draw:stroke="none" svg:stroke-color="#000000" draw:fill="none" draw:fill-color="#ffffff" fo:min-height="2.845cm"/>
    </style:style>
    <style:style style:name="gr12" style:family="graphic" style:parent-style-name="standard">
      <style:graphic-properties draw:marker-end="Arrow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58cm"/>
    </style:style>
    <style:style style:name="gr14" style:family="graphic" style:parent-style-name="standard">
      <style:graphic-properties draw:marker-start="Arrow" draw:marker-end="Arrow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88cm"/>
    </style:style>
    <style:style style:name="gr16" style:family="graphic" style:parent-style-name="standard">
      <style:graphic-properties draw:textarea-horizontal-align="justify" draw:textarea-vertical-align="middle" draw:auto-grow-height="false" fo:min-height="1.894cm" fo:min-width="4.105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1.082cm"/>
    </style:style>
    <style:style style:name="gr18" style:family="graphic" style:parent-style-name="standard">
      <style:graphic-properties draw:textarea-horizontal-align="justify" draw:textarea-vertical-align="middle" draw:auto-grow-height="false" fo:min-height="1.961cm" fo:min-width="4.492cm" fo:wrap-option="no-wrap"/>
    </style:style>
    <style:style style:name="gr19" style:family="graphic" style:parent-style-name="standard">
      <style:graphic-properties draw:stroke="none" svg:stroke-color="#000000" draw:fill="none" draw:fill-color="#ffffff" fo:min-height="2.105cm"/>
    </style:style>
    <style:style style:name="gr20" style:family="graphic" style:parent-style-name="standard">
      <style:graphic-properties draw:textarea-horizontal-align="justify" draw:textarea-vertical-align="middle" draw:auto-grow-height="false" fo:min-height="4.945cm" fo:min-width="6.574cm" fo:wrap-option="no-wrap"/>
    </style:style>
    <style:style style:name="gr21" style:family="graphic" style:parent-style-name="standard">
      <style:graphic-properties draw:stroke="none" svg:stroke-color="#000000" draw:fill="none" draw:fill-color="#ffffff" fo:min-height="1.543cm"/>
    </style:style>
    <style:style style:name="P1" style:family="paragraph">
      <style:paragraph-properties fo:text-align="center"/>
    </style:style>
    <style:style style:name="P2" style:family="paragraph">
      <style:text-properties fo:font-size="11.6000003814697pt"/>
    </style:style>
    <style:style style:name="P3" style:family="paragraph">
      <loext:graphic-properties draw:fill="none" draw:fill-color="#ffffff"/>
      <style:text-properties fo:color="#071136" fo:font-size="11.6000003814697pt" style:font-size-asian="10.5pt" style:font-size-complex="10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1.6000003814697pt"/>
    </style:style>
    <style:style style:name="P6" style:family="paragraph">
      <loext:graphic-properties draw:fill="none" draw:fill-color="#ffffff"/>
      <style:paragraph-properties fo:text-align="center"/>
      <style:text-properties fo:font-size="11.6000003814697pt" fo:font-weight="normal" style:font-size-asian="10.5pt" style:font-weight-asian="normal" style:font-size-complex="10.5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11.6000003814697pt" style:font-size-asian="10.5pt" style:font-size-complex="10.5pt"/>
    </style:style>
    <style:style style:name="P8" style:family="paragraph">
      <loext:graphic-properties draw:fill="none" draw:fill-color="#ffffff"/>
      <style:paragraph-properties fo:text-align="center"/>
      <style:text-properties fo:color="#071136" fo:font-size="11.6000003814697pt" style:font-size-asian="10.5pt" style:font-size-complex="10.5pt"/>
    </style:style>
    <style:style style:name="P9" style:family="paragraph">
      <style:paragraph-properties fo:text-align="center"/>
      <style:text-properties fo:font-size="19.8999996185303pt"/>
    </style:style>
    <style:style style:name="P10" style:family="paragraph">
      <style:text-properties style:font-size-asian="19.8999996185303pt"/>
    </style:style>
    <style:style style:name="P11" style:family="paragraph">
      <loext:graphic-properties draw:fill="none" draw:fill-color="#ffffff"/>
      <style:text-properties style:font-size-asian="19.8999996185303pt"/>
    </style:style>
    <style:style style:name="P12" style:family="paragraph">
      <style:paragraph-properties fo:text-align="center"/>
      <style:text-properties style:font-size-asian="19.8999996185303pt"/>
    </style:style>
    <style:style style:name="P13" style:family="paragraph">
      <loext:graphic-properties draw:fill="none" draw:fill-color="#ffffff"/>
      <style:paragraph-properties fo:text-align="center"/>
      <style:text-properties fo:font-size="19.8999996185303pt"/>
    </style:style>
    <style:style style:name="P14" style:family="paragraph">
      <style:paragraph-properties fo:text-align="start"/>
      <style:text-properties fo:font-size="19.8999996185303pt"/>
    </style:style>
    <style:style style:name="P15" style:family="paragraph">
      <style:text-properties fo:font-size="19.8999996185303pt"/>
    </style:style>
    <style:style style:name="P16" style:family="paragraph">
      <loext:graphic-properties draw:fill="none" draw:fill-color="#ffffff"/>
      <style:text-properties fo:font-size="19.8999996185303pt"/>
    </style:style>
    <style:style style:name="T1" style:family="text">
      <style:text-properties fo:color="#071136" fo:font-size="10.5pt" style:font-size-asian="10.5pt" style:font-size-complex="10.5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71136"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637cm" svg:height="3.647cm" svg:x="5.579cm" svg:y="1.1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11cm" svg:height="1.186cm" svg:x="5.733cm" svg:y="1.57cm">
          <draw:text-box>
            <text:p text:style-name="P2"><text:span text:style-name="T1">Bigdat</text:span><text:span text:style-name="T1">a0</text:span></text:p>
          </draw:text-box>
        </draw:frame>
        <draw:line draw:style-name="gr3" draw:text-style-name="P4" draw:layer="layout" svg:x1="8.116cm" svg:y1="1.189cm" svg:x2="8.116cm" svg:y2="2.847cm">
          <text:p/>
        </draw:line>
        <draw:line draw:style-name="gr3" draw:text-style-name="P4" xml:id="id2" draw:id="id2" draw:layer="layout" svg:x1="5.579cm" svg:y1="2.847cm" svg:x2="11.216cm" svg:y2="2.847cm">
          <text:p/>
        </draw:line>
        <draw:frame draw:style-name="gr4" draw:text-style-name="P6" draw:layer="layout" svg:width="3.211cm" svg:height="1.435cm" svg:x="8.121cm" svg:y="1.41cm">
          <draw:text-box>
            <text:p text:style-name="P5"><text:span text:style-name="T2">YARN</text:span></text:p>
            <text:p text:style-name="P5"><text:span text:style-name="T3">Resourcemanager</text:span></text:p>
            <text:p text:style-name="P5"><text:span text:style-name="T3">Datamanager</text:span></text:p>
          </draw:text-box>
        </draw:frame>
        <draw:frame draw:style-name="gr5" draw:text-style-name="P7" draw:layer="layout" svg:width="1.768cm" svg:height="0.732cm" svg:x="7.458cm" svg:y="2.958cm">
          <draw:text-box>
            <text:p text:style-name="P5"><text:span text:style-name="T4">HDFS</text:span></text:p>
          </draw:text-box>
        </draw:frame>
        <draw:frame draw:style-name="gr2" draw:text-style-name="P7" xml:id="id5" draw:id="id5" draw:layer="layout" svg:width="5.637cm" svg:height="1.186cm" svg:x="5.579cm" svg:y="3.652cm">
          <draw:text-box>
            <text:p text:style-name="P5"><text:span text:style-name="T4">nameno</text:span><text:span text:style-name="T4">de(data</text:span><text:span text:style-name="T4">node)</text:span></text:p>
          </draw:text-box>
        </draw:frame>
        <draw:custom-shape draw:style-name="gr6" draw:text-style-name="P1" xml:id="id1" draw:id="id1" draw:layer="layout" svg:width="3.979cm" svg:height="3.095cm" svg:x="0.61cm" svg:y="8.48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211cm" svg:height="0.774cm" svg:x="0.258cm" svg:y="8.594cm">
          <draw:text-box>
            <text:p text:style-name="P5"><text:span text:style-name="T5">Bigdata1</text:span></text:p>
          </draw:text-box>
        </draw:frame>
        <draw:line draw:style-name="gr3" draw:text-style-name="P4" draw:layer="layout" svg:x1="0.652cm" svg:y1="9.589cm" svg:x2="4.52cm" svg:y2="9.589cm">
          <text:p/>
        </draw:line>
        <draw:frame draw:style-name="gr5" draw:text-style-name="P7" draw:layer="layout" svg:width="1.768cm" svg:height="0.732cm" svg:x="1.716cm" svg:y="9.7cm">
          <draw:text-box>
            <text:p text:style-name="P5"><text:span text:style-name="T4">HDFS</text:span></text:p>
          </draw:text-box>
        </draw:frame>
        <draw:frame draw:style-name="gr2" draw:text-style-name="P7" xml:id="id4" draw:id="id4" draw:layer="layout" svg:width="3.979cm" svg:height="1.186cm" svg:x="0.611cm" svg:y="10.394cm">
          <draw:text-box>
            <text:p text:style-name="P5"><text:span text:style-name="T6">name</text:span><text:span text:style-name="T6">node(</text:span><text:span text:style-name="T6">datan</text:span><text:span text:style-name="T6">ode)</text:span></text:p>
          </draw:text-box>
        </draw:frame>
        <draw:custom-shape draw:style-name="gr6" draw:text-style-name="P1" draw:layer="layout" svg:width="3.979cm" svg:height="3.095cm" svg:x="6.41cm" svg:y="8.48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452cm" svg:y1="9.589cm" svg:x2="10.32cm" svg:y2="9.589cm">
          <text:p/>
        </draw:line>
        <draw:frame draw:style-name="gr5" draw:text-style-name="P7" draw:layer="layout" svg:width="1.768cm" svg:height="0.732cm" svg:x="7.515cm" svg:y="9.7cm">
          <draw:text-box>
            <text:p text:style-name="P5"><text:span text:style-name="T4">HDFS</text:span></text:p>
          </draw:text-box>
        </draw:frame>
        <draw:frame draw:style-name="gr2" draw:text-style-name="P7" draw:layer="layout" svg:width="3.979cm" svg:height="1.186cm" svg:x="6.41cm" svg:y="10.394cm">
          <draw:text-box>
            <text:p text:style-name="P5"><text:span text:style-name="T6">namenode(datanode)</text:span></text:p>
          </draw:text-box>
        </draw:frame>
        <draw:custom-shape draw:style-name="gr6" draw:text-style-name="P1" xml:id="id7" draw:id="id7" draw:layer="layout" svg:width="3.979cm" svg:height="3.095cm" svg:x="12.105cm" svg:y="8.484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147cm" svg:y1="9.589cm" svg:x2="16.015cm" svg:y2="9.589cm">
          <text:p/>
        </draw:line>
        <draw:frame draw:style-name="gr5" draw:text-style-name="P7" draw:layer="layout" svg:width="1.768cm" svg:height="0.732cm" svg:x="13.211cm" svg:y="9.7cm">
          <draw:text-box>
            <text:p text:style-name="P5"><text:span text:style-name="T4">HDFS</text:span></text:p>
          </draw:text-box>
        </draw:frame>
        <draw:frame draw:style-name="gr2" draw:text-style-name="P7" draw:layer="layout" svg:width="3.979cm" svg:height="1.186cm" svg:x="12.105cm" svg:y="10.394cm">
          <draw:text-box>
            <text:p text:style-name="P5"><text:span text:style-name="T6">namenode(datanode</text:span><text:span text:style-name="T6">)</text:span></text:p>
          </draw:text-box>
        </draw:frame>
        <draw:custom-shape draw:style-name="gr8" draw:text-style-name="P9" xml:id="id3" draw:id="id3" draw:layer="layout" svg:width="3.537cm" svg:height="3.537cm" svg:x="6.468cm" svg:y="14.231cm">
          <text:p text:style-name="P9">Clien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9" draw:text-style-name="P1" draw:layer="layout" draw:line-skew="-2.55cm" svg:x1="2.599cm" svg:y1="8.484cm" svg:x2="5.579cm" svg:y2="2.847cm" draw:start-shape="id1" draw:start-glue-point="0" draw:end-shape="id2" draw:end-glue-point="3" svg:d="M2599 8484v-5369h2980v-268" svg:viewBox="0 0 2981 5638">
          <text:p/>
        </draw:connector>
        <draw:frame draw:style-name="gr10" draw:text-style-name="P11" draw:layer="layout" svg:width="3.095cm" svg:height="0.97cm" svg:x="2.481cm" svg:y="2.295cm">
          <draw:text-box>
            <text:p text:style-name="P10"><text:span text:style-name="T7">申请资</text:span><text:span text:style-name="T7">源</text:span></text:p>
          </draw:text-box>
        </draw:frame>
        <draw:connector draw:style-name="gr9" draw:text-style-name="P1" draw:layer="layout" svg:x1="6.468cm" svg:y1="16cm" svg:x2="2.6cm" svg:y2="11.58cm" draw:start-shape="id3" draw:start-glue-point="6" draw:end-shape="id4" draw:end-glue-point="2" svg:d="M6468 16000h-3868v-4420" svg:viewBox="0 0 3869 4421">
          <text:p/>
        </draw:connector>
        <draw:frame draw:style-name="gr11" draw:text-style-name="P11" draw:layer="layout" svg:width="0.995cm" svg:height="3.095cm" svg:x="2.711cm" svg:y="12.574cm">
          <draw:text-box>
            <text:p text:style-name="P10"><text:span text:style-name="T7">提交作业</text:span></text:p>
          </draw:text-box>
        </draw:frame>
        <draw:connector draw:style-name="gr12" draw:text-style-name="P1" draw:layer="layout" draw:line-skew="0.35cm" svg:x1="8.397cm" svg:y1="4.838cm" svg:x2="3.428cm" svg:y2="8.462cm" draw:start-shape="id5" draw:start-glue-point="2" draw:end-shape="id6" draw:end-glue-point="0" svg:d="M8397 4838v2162h-4969v1462" svg:viewBox="0 0 4970 3625">
          <text:p/>
        </draw:connector>
        <draw:frame draw:style-name="gr13" draw:text-style-name="P11" draw:layer="layout" svg:width="1.989cm" svg:height="0.808cm" svg:x="4.811cm" svg:y="7.035cm">
          <draw:text-box>
            <text:p text:style-name="P10"><text:span text:style-name="T6">分配资源</text:span></text:p>
          </draw:text-box>
        </draw:frame>
        <draw:connector draw:style-name="gr12" draw:text-style-name="P1" draw:layer="layout" draw:line-skew="-0.035cm" svg:x1="8.397cm" svg:y1="4.838cm" svg:x2="8.637cm" svg:y2="8.731cm" draw:start-shape="id5" draw:start-glue-point="2" svg:d="M8397 4838v2162h240v1731" svg:viewBox="0 0 241 3894">
          <text:p/>
        </draw:connector>
        <draw:connector draw:style-name="gr14" draw:text-style-name="P1" draw:layer="layout" draw:line-skew="0.35cm" svg:x1="8.397cm" svg:y1="4.838cm" svg:x2="14.094cm" svg:y2="8.484cm" draw:start-shape="id5" draw:start-glue-point="2" draw:end-shape="id7" svg:d="M8397 4838v2172h5697v1474" svg:viewBox="0 0 5698 3647">
          <text:p/>
        </draw:connector>
        <draw:frame draw:style-name="gr15" draw:text-style-name="P11" draw:layer="layout" svg:width="0.774cm" svg:height="2.13cm" svg:x="8.502cm" svg:y="4.947cm">
          <draw:text-box>
            <text:p text:style-name="P10"><text:span text:style-name="T8">返回结果</text:span></text:p>
          </draw:text-box>
        </draw:frame>
        <draw:custom-shape draw:style-name="gr16" draw:text-style-name="P12" draw:layer="layout" svg:width="4.605cm" svg:height="2.144cm" svg:x="12.253cm" svg:y="1.256cm">
          <text:p text:style-name="P12"><text:span text:style-name="T8">资源调度节点，跑</text:span><text:span text:style-name="T8">yarn</text:span><text:span text:style-name="T8">，负</text:span></text:p>
          <text:p text:style-name="P12"><text:span text:style-name="T8">责接受</text:span><text:span text:style-name="T8">MR</text:span><text:span text:style-name="T8">作业，分配资源以</text:span></text:p>
          <text:p text:style-name="P12"><text:span text:style-name="T8">及存储计算结果和打印日志信息</text:span></text:p>
          <draw:enhanced-geometry svg:viewBox="0 0 21600 21600" draw:mirror-horizontal="false" draw:mirror-vertical="false" draw:type="line-callout-1" draw:modifiers="-4830.22145028224 14259.020979021 -1167.69431176726 5568.671328671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3" draw:text-style-name="P11" draw:layer="layout" svg:width="1.989cm" svg:height="0.808cm" svg:x="11.287cm" svg:y="7.036cm">
          <draw:text-box>
            <text:p text:style-name="P10"><text:span text:style-name="T6">分配资源</text:span></text:p>
          </draw:text-box>
        </draw:frame>
        <draw:line draw:style-name="gr3" draw:text-style-name="P4" draw:layer="layout" svg:x1="2.268cm" svg:y1="8.484cm" svg:x2="2.268cm" svg:y2="9.589cm">
          <text:p/>
        </draw:line>
        <draw:frame draw:style-name="gr17" draw:text-style-name="P13" xml:id="id6" draw:id="id6" draw:layer="layout" svg:width="2.763cm" svg:height="1.332cm" svg:x="2.047cm" svg:y="8.462cm">
          <draw:text-box>
            <text:p text:style-name="P9"><text:span text:style-name="T8">YARN</text:span></text:p>
            <text:p text:style-name="P9"><text:span text:style-name="T8">Nodenanager</text:span></text:p>
          </draw:text-box>
        </draw:frame>
        <draw:frame draw:style-name="gr7" draw:text-style-name="P8" draw:layer="layout" svg:width="2.211cm" svg:height="0.774cm" svg:x="6.115cm" svg:y="8.595cm">
          <draw:text-box>
            <text:p text:style-name="P5"><text:span text:style-name="T5">Bigdata2</text:span></text:p>
          </draw:text-box>
        </draw:frame>
        <draw:line draw:style-name="gr3" draw:text-style-name="P4" draw:layer="layout" svg:x1="8.126cm" svg:y1="8.485cm" svg:x2="8.126cm" svg:y2="9.59cm">
          <text:p/>
        </draw:line>
        <draw:frame draw:style-name="gr17" draw:text-style-name="P13" draw:layer="layout" svg:width="2.763cm" svg:height="1.332cm" svg:x="7.905cm" svg:y="8.463cm">
          <draw:text-box>
            <text:p text:style-name="P9"><text:span text:style-name="T8">YARN</text:span></text:p>
            <text:p text:style-name="P9"><text:span text:style-name="T8">Nodenanager</text:span></text:p>
          </draw:text-box>
        </draw:frame>
        <draw:frame draw:style-name="gr7" draw:text-style-name="P8" draw:layer="layout" svg:width="2.211cm" svg:height="0.774cm" svg:x="11.862cm" svg:y="8.595cm">
          <draw:text-box>
            <text:p text:style-name="P5"><text:span text:style-name="T5">Bigdata3</text:span></text:p>
          </draw:text-box>
        </draw:frame>
        <draw:line draw:style-name="gr3" draw:text-style-name="P4" draw:layer="layout" svg:x1="12.258cm" svg:y1="9.59cm" svg:x2="16.126cm" svg:y2="9.59cm">
          <text:p/>
        </draw:line>
        <draw:line draw:style-name="gr3" draw:text-style-name="P4" draw:layer="layout" svg:x1="13.874cm" svg:y1="8.485cm" svg:x2="13.874cm" svg:y2="9.59cm">
          <text:p/>
        </draw:line>
        <draw:frame draw:style-name="gr17" draw:text-style-name="P13" draw:layer="layout" svg:width="2.763cm" svg:height="1.332cm" svg:x="13.653cm" svg:y="8.463cm">
          <draw:text-box>
            <text:p text:style-name="P9"><text:span text:style-name="T8">YARN</text:span></text:p>
            <text:p text:style-name="P9"><text:span text:style-name="T8">Nodenanager</text:span></text:p>
          </draw:text-box>
        </draw:frame>
        <draw:custom-shape draw:style-name="gr18" draw:text-style-name="P9" draw:layer="layout" svg:width="4.992cm" svg:height="2.211cm" draw:transform="skewX (-0.0153588974175501) translate (16.383cm 5.5cm)">
          <text:p text:style-name="P9"><text:span text:style-name="T8">Nodemanager</text:span><text:span text:style-name="T8">接收</text:span><text:span text:style-name="T8">RM</text:span><text:span text:style-name="T8">消息，</text:span></text:p>
          <text:p text:style-name="P9"><text:span text:style-name="T8">开启一个</text:span><text:span text:style-name="T8">Container</text:span><text:span text:style-name="T8">运行</text:span><text:span text:style-name="T8">map</text:span><text:span text:style-name="T8">和</text:span></text:p>
          <text:p text:style-name="P9"><text:span text:style-name="T8">reduce</text:span><text:span text:style-name="T8">任务，执行完毕后返回结果</text:span></text:p>
          <draw:enhanced-geometry svg:viewBox="0 0 21600 21600" draw:mirror-horizontal="false" draw:type="line-callout-1" draw:modifiers="-6765.95233326657 27693.3092224231 -1085.84017624675 5409.764918625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9" draw:text-style-name="P11" draw:layer="layout" svg:width="4.532cm" svg:height="2.355cm" svg:x="1.605cm" svg:y="16.221cm">
          <draw:text-box>
            <text:p text:style-name="P10"><text:span text:style-name="T6">作</text:span><text:span text:style-name="T6">业</text:span><text:span text:style-name="T6">提</text:span><text:span text:style-name="T6">交</text:span><text:span text:style-name="T6">以</text:span><text:span text:style-name="T6">通</text:span><text:span text:style-name="T6">过</text:span><text:span text:style-name="T6">big</text:span><text:span text:style-name="T6">dat</text:span><text:span text:style-name="T6">a1</text:span><text:span text:style-name="T6">进</text:span><text:span text:style-name="T6">行</text:span><text:span text:style-name="T6">提</text:span><text:span text:style-name="T6">交</text:span><text:span text:style-name="T6">为</text:span><text:span text:style-name="T6">例</text:span><text:span text:style-name="T6">，</text:span><text:span text:style-name="T6">也</text:span><text:span text:style-name="T6">可</text:span><text:span text:style-name="T6">以</text:span><text:span text:style-name="T6">通</text:span><text:span text:style-name="T6">过</text:span><text:span text:style-name="T6">集</text:span><text:span text:style-name="T6">群</text:span><text:span text:style-name="T6">内</text:span><text:span text:style-name="T6">的</text:span><text:span text:style-name="T6">其</text:span><text:span text:style-name="T6">他</text:span><text:span text:style-name="T6">终</text:span><text:span text:style-name="T6">端</text:span><text:span text:style-name="T6">提</text:span><text:span text:style-name="T6">交</text:span><text:span text:style-name="T6">。</text:span></text:p>
          </draw:text-box>
        </draw:frame>
        <draw:custom-shape draw:style-name="gr20" draw:text-style-name="P14" draw:layer="layout" svg:width="7.074cm" svg:height="5.195cm" svg:x="13.763cm" svg:y="14.342cm">
          <text:p text:style-name="P14"><text:span text:style-name="T6">HDFS</text:span><text:span text:style-name="T6">和</text:span><text:span text:style-name="T6">YARN</text:span><text:span text:style-name="T6">是逻辑上分离，</text:span></text:p>
          <text:p text:style-name="P14"><text:span text:style-name="T6">物理上通常在一起的两种集群。</text:span></text:p>
          <text:p text:style-name="P14"><text:span text:style-name="T9"/></text:p>
          <text:p text:style-name="P14"><text:span text:style-name="T6">HDFS</text:span><text:span text:style-name="T6">负责海量数据的存储，集群中的</text:span></text:p>
          <text:p text:style-name="P14"><text:span text:style-name="T6">角色有</text:span><text:span text:style-name="T6">NN</text:span><text:span text:style-name="T6">、</text:span><text:span text:style-name="T6">DN</text:span><text:span text:style-name="T6">、</text:span><text:span text:style-name="T6">SNN</text:span><text:span text:style-name="T6">。</text:span></text:p>
          <text:p text:style-name="P14"><text:span text:style-name="T9"/></text:p>
          <text:p text:style-name="P14"><text:span text:style-name="T6">YARN</text:span><text:span text:style-name="T6">负责资源调度，为作业提供资源</text:span></text:p>
          <text:p text:style-name="P14"><text:span text:style-name="T6">最优配比进行计算，集群中角色有</text:span><text:span text:style-name="T6">RM</text:span></text:p>
          <text:p text:style-name="P14"><text:span text:style-name="T6">和</text:span><text:span text:style-name="T6">NM</text:span></text:p>
          <draw:enhanced-geometry svg:viewBox="0 0 21600 21600" draw:mirror-horizontal="false" draw:type="line-callout-2" draw:modifiers="-7757.68197879859 1666.97459584296 -6352.13458181241 4183.95401149713 -757.144876325088 2307.159353348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1" draw:text-style-name="P16" draw:layer="layout" svg:width="2.542cm" svg:height="1.793cm" svg:x="10.89cm" svg:y="13.679cm">
          <draw:text-box>
            <text:p text:style-name="P15"><text:span text:style-name="T10">TIPS</text:span><text:span text:style-name="T10">：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0:31:09.167251886</meta:creation-date>
    <dc:date>2018-11-27T13:41:57.292442863</dc:date>
    <meta:editing-duration>PT2H57M29S</meta:editing-duration>
    <meta:editing-cycles>25</meta:editing-cycles>
    <meta:generator>LibreOffice/6.0.6.2$Linux_X86_64 LibreOffice_project/00m0$Build-2</meta:generator>
    <meta:document-statistic meta:object-count="45"/>
  </office:meta>
</office:document-meta>
</file>